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5cb" officeooo:paragraph-rsid="001e75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fving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15:30:12.908437727</meta:creation-date>
    <meta:generator>LibreOffice/6.4.4.2$Linux_X86_64 LibreOffice_project/40$Build-2</meta:generator>
    <dc:date>2020-09-06T15:30:54.039012476</dc:date>
    <meta:editing-duration>PT46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</office:meta>
</office:document-meta>
</file>